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style:font-name-asian="Microsoft YaHei"/>
    </style:style>
    <style:style style:name="ce6" style:family="table-cell" style:parent-style-name="Default" style:data-style-name="N75"/>
    <style:style style:name="ce7" style:family="table-cell" style:parent-style-name="Default">
      <style:text-properties style:font-name="Microsoft YaHei" style:font-name-asian="Microsoft YaHe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0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1" style:family="table-cell" style:parent-style-name="Default">
      <style:table-cell-properties fo:background-color="#eeeeee"/>
      <style:text-properties fo:color="#eeeeee" style:font-name="Microsoft YaHei" style:font-name-asian="Microsoft YaHe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1" office:value-type="string">
            <text:p>Date</text:p>
          </table:table-cell>
          <table:table-cell table:style-name="ce8" office:value-type="string">
            <text:p><text:a xlink:href="../../../books/grade-8-books/2025-8上-数学-北师版-书娅.pdf">Math-北师大版</text:a></text:p>
          </table:table-cell>
          <table:table-cell table:style-name="ce8" office:value-type="string">
            <text:p><text:a xlink:href="../../../books/grade-8-books/2025-8上-英语-人教版-书娅.pdf">English-人教版</text:a></text:p>
          </table:table-cell>
          <table:table-cell table:style-name="ce8" office:value-type="string">
            <text:p><text:a xlink:href="../../../books/grade-8-books/2025-8上-物理-人教版-小北.pdf">Physics-人教版</text:a></text:p>
          </table:table-cell>
          <table:table-cell table:style-name="ce12" table:number-columns-repeated="1019"/>
        </table:table-row>
        <table:table-row table:style-name="ro1">
          <table:table-cell table:style-name="ce2"/>
          <table:table-cell table:style-name="ce9" table:number-columns-repeated="3"/>
          <table:table-cell table:style-name="ce12" table:number-columns-repeated="1019"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7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7" office:value-type="string">
            <text:p><text:a xlink:href="../../../english/grade-8-上/pdf/8年级%20人教版英语%20-上%20-unit-5-words.pdf">8-unit-5-words</text:a>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7" office:value-type="string">
            <text:p><text:a xlink:href="../../../english/grade-8-上/8年级上英语阅读理解-1.odt">8-上-完型填空-1</text:a>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7" office:value-type="string">
            <text:p><text:a xlink:href="../../../math/grade-8-上/pdf/8年级北师大版数学上册-unit-4-一次函数.pdf">8-unit-4-一次函数</text:a></text:p>
          </table:table-cell>
          <table:table-cell table:style-name="ce7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7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7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7" office:value-type="string">
            <text:p><text:a xlink:href="../../../english/grade-8-上/8年级%20外妍版英语%20-上%20-unit-6-words.odp">8-unit-6-words</text:a></text:p>
          </table:table-cell>
          <table:table-cell table:style-name="ce7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7" office:value-type="string">
            <text:p><text:a xlink:href="../../../english/grade-8-上/8年级上期末英语考试题-商城-2024-11/7.png">8-上-语篇填空-商城-1</text:a></text:p>
          </table:table-cell>
          <table:table-cell table:style-name="ce7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/>
          <table:table-cell table:style-name="ce7" office:value-type="string">
            <text:p><text:a xlink:href="../../../english/grade-8-上/8年级上期末英语考试题-商城-2024-11/8.png">8-上-语篇填空-商城-2</text:a>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7" office:value-type="string">
            <text:p><text:a xlink:href="../../../math/grade-8-上/8年级上期中人教版数学考试-小北/4.jpg">8-上-期中数学考试题-4</text:a>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<text:a xlink:href="../../../math/grade-8-上/8年级上期中人教版数学考试-小北/answer-27-28.odp">27/28答案</text:a>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7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7" office:value-type="string">
            <text:p>break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3" office:value-type="date" office:date-value="2026-01-09">
            <text:p>Jan 9, 2026</text:p>
          </table:table-cell>
          <table:table-cell table:style-name="ce7" office:value-type="string">
            <text:p><text:a xlink:href="../../../math/grade-8-上/8年级北师大版数学上册-unit-3-位置与坐标.ppt">位置与坐标</text:a></text:p>
          </table:table-cell>
          <table:table-cell table:style-name="ce7"/>
          <table:table-cell table:style-name="ce7" office:value-type="string">
            <text:p><text:a xlink:href="../../../physics/grade-8-上/8年级人教版物理上册-unit-4-光现象.ppt">unit-4-光现象</text:a>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<text:a xlink:href="../../../math/grade-8-上/8年级上期末-2024-2025学年河南郑州中原区数学试卷真题/">河南郑州中原区数学试卷真题</text:a></text:p>
          </table:table-cell>
          <table:table-cell table:style-name="ce7"/>
          <table:table-cell table:style-name="ce7" office:value-type="string">
            <text:p><text:a xlink:href="../../../physics/grade-8-上/pdf/">unit-4-光现象-练习题</text:a>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7" table:number-columns-repeated="2"/>
          <table:table-cell table:number-columns-repeated="1019"/>
        </table:table-row>
        <table:table-row table:style-name="ro3" table:number-rows-repeated="4">
          <table:table-cell table:style-name="ce3"/>
          <table:table-cell table:style-name="ce7" table:number-columns-repeated="3"/>
          <table:table-cell table:number-columns-repeated="1019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4">01/04/2026</text:date>, <text:time>11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5M36S</meta:editing-duration>
    <meta:editing-cycles>35</meta:editing-cycles>
    <meta:generator>OpenOffice/4.1.15$Win32 OpenOffice.org_project/4115m2$Build-9813</meta:generator>
    <dc:date>2026-01-04T11:12:11.04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